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6.6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828cm"/>
    </style:style>
    <style:style style:name="co9" style:family="table-column">
      <style:table-column-properties fo:break-before="auto" style:column-width="13.153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11.50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color="#000000"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rtex edge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5"/>
          <table:table-cell office:value-type="string" calcext:value-type="string">
            <text:p>Neo4j(secondswithout unique constraint)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mpnnay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  <table:table-cell table:number-columns-repeated="4"/>
          <table:table-cell table:style-name="ce1" office:value-type="string" calcext:value-type="string">
            <text:p>Orient DB jar Version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oog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000 nodes added[Non Tx Graph]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/>
          <table:table-cell table:style-name="ce1" office:value-type="string" calcext:value-type="string">
            <text:p>Neo4j jar Version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eo4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000 more nodes added [Non Tx Graph]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/>
          <table:table-cell table:style-name="ce1" office:value-type="string" calcext:value-type="string">
            <text:p>Heap Size[OrientDB Config]</text:p>
          </table:table-cell>
          <table:table-cell office:value-type="string" calcext:value-type="string">
            <text:p>910M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000 nodes fet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0.453" calcext:value-type="float">
            <text:p>0.453</text:p>
          </table:table-cell>
          <table:table-cell table:number-columns-repeated="2"/>
          <table:table-cell table:style-name="ce1" office:value-type="string" calcext:value-type="string">
            <text:p>OS</text:p>
          </table:table-cell>
          <table:table-cell office:value-type="string" calcext:value-type="string">
            <text:p>Ubuntu 14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000 nodes deleted [no transaction]</text:p>
          </table:table-cell>
          <table:table-cell/>
          <table:table-cell office:value-type="float" office:value="2.315" calcext:value-type="float">
            <text:p>2.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1" office:value-type="string" calcext:value-type="string">
            <text:p>System RAM</text:p>
          </table:table-cell>
          <table:table-cell office:value-type="string" calcext:value-type="string">
            <text:p>8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30000 nodes added in one go (under transaction)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70.588" calcext:value-type="float">
            <text:p>170.588</text:p>
          </table:table-cell>
          <table:table-cell table:style-name="ce2"/>
          <table:table-cell table:style-name="ce2" office:value-type="float" office:value="24.487" calcext:value-type="float">
            <text:p>24.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00 nodes added in one go (under transaction) after adding 30000 befor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66.387" calcext:value-type="float">
            <text:p>166.387</text:p>
          </table:table-cell>
          <table:table-cell table:style-name="ce2"/>
          <table:table-cell table:style-name="ce2" office:value-type="float" office:value="5.97" calcext:value-type="float">
            <text:p>5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000 nodes deleted in one go(Under Transaction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985" calcext:value-type="float">
            <text:p>13.985</text:p>
          </table:table-cell>
          <table:table-cell/>
          <table:table-cell office:value-type="float" office:value="13.985" calcext:value-type="float">
            <text:p>13.98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4125 nodes added massive insertion [no transaction]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532" calcext:value-type="float">
            <text:p>1.532</text:p>
          </table:table-cell>
          <table:table-cell table:style-name="ce2"/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(Data inconsistency problem 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54125 nodes fetched [no transaction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3" calcext:value-type="float">
            <text:p>0.553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string" calcext:value-type="string">
            <text:p>(no constraints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54125 nodes added massive insertion with transacti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00 nodes added [1 node per transaction]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3.297" calcext:value-type="float">
            <text:p>103.297</text:p>
          </table:table-cell>
          <table:table-cell table:number-columns-repeated="3"/>
          <table:table-cell office:value-type="string" calcext:value-type="string">
            <text:p>2000 nodes added each in 1 transaction</text:p>
          </table:table-cell>
        </table:table-row>
        <table:table-row table:style-name="ro1">
          <table:table-cell table:style-name="ce4" office:value-type="string" calcext:value-type="string">
            <text:p>1000 more nodes added <text:s/>[1 node per transaction]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  <table:table-cell table:number-columns-repeated="3"/>
          <table:table-cell table:style-name="ce4" office:value-type="string" calcext:value-type="string">
            <text:p>1000 more nodes added each in 1 transaction</text:p>
          </table:table-cell>
        </table:table-row>
        <table:table-row table:style-name="ro1">
          <table:table-cell office:value-type="string" calcext:value-type="string">
            <text:p>200000 nodes added <text:s/>[1 node per transaction]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30.444" calcext:value-type="float">
            <text:p>230.444</text:p>
          </table:table-cell>
          <table:table-cell office:value-type="string" calcext:value-type="string">
            <text:p>(for 5000 230.444)</text:p>
          </table:table-cell>
          <table:table-cell office:value-type="string" calcext:value-type="string">
            <text:p>200000 nodes added each in 1 Transaction</text:p>
          </table:table-cell>
        </table:table-row>
        <table:table-row table:style-name="ro1">
          <table:table-cell office:value-type="string" calcext:value-type="string">
            <text:p>50000 more nodes <text:s/>[1 node per transaction]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office:value-type="float" office:value="270.139" calcext:value-type="float">
            <text:p>270.139</text:p>
          </table:table-cell>
          <table:table-cell office:value-type="string" calcext:value-type="string">
            <text:p>(for more 5000 270.139)</text:p>
          </table:table-cell>
          <table:table-cell office:value-type="string" calcext:value-type="string">
            <text:p>50000 more nodes added each in 1 Transaction</text:p>
          </table:table-cell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00 edges added [No transaction]</text:p>
          </table:table-cell>
          <table:table-cell/>
          <table:table-cell table:style-name="ce2" office:value-type="float" office:value="340.864" calcext:value-type="float">
            <text:p>340.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 more edges added [no transaction]</text:p>
          </table:table-cell>
          <table:table-cell/>
          <table:table-cell table:style-name="ce2" office:value-type="float" office:value="125.371" calcext:value-type="float">
            <text:p>125.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7000 edges added in one go [Under Trasaction]</text:p>
          </table:table-cell>
          <table:table-cell/>
          <table:table-cell table:style-name="ce2" office:value-type="float" office:value="60.738" calcext:value-type="float">
            <text:p>60.738</text:p>
          </table:table-cell>
          <table:table-cell table:style-name="ce5" office:value-type="float" office:value="48.364" calcext:value-type="float">
            <text:p>48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00 more edges added in one go [Under Transaction]</text:p>
          </table:table-cell>
          <table:table-cell/>
          <table:table-cell table:style-name="ce2" office:value-type="float" office:value="46.567" calcext:value-type="float">
            <text:p>46.567</text:p>
          </table:table-cell>
          <table:table-cell table:style-name="ce2" office:value-type="float" office:value="18.701" calcext:value-type="float">
            <text:p>18.70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7000 edges added <text:s/>[1 edge per transaction]</text:p>
          </table:table-cell>
          <table:table-cell/>
          <table:table-cell table:style-name="ce2" office:value-type="float" office:value="292.623" calcext:value-type="float">
            <text:p>292.623</text:p>
          </table:table-cell>
          <table:table-cell table:style-name="ce2" office:value-type="float" office:value="56.951" calcext:value-type="float">
            <text:p>56.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00 more edges added <text:s/>[1 edge per transaction]</text:p>
          </table:table-cell>
          <table:table-cell/>
          <table:table-cell table:style-name="ce2" office:value-type="float" office:value="118.357" calcext:value-type="float">
            <text:p>118.357</text:p>
          </table:table-cell>
          <table:table-cell table:style-name="ce2" office:value-type="float" office:value="22.758" calcext:value-type="float">
            <text:p>22.75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9500 edges fet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500 edges delet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.264" calcext:value-type="float">
            <text:p>1.264</text:p>
          </table:table-cell>
          <table:table-cell table:number-columns-repeated="1019"/>
        </table:table-row>
      </table:table>
      <table:table table:name="Vertex Graph" table:style-name="ta1">
        <table:shapes>
          <draw:frame draw:z-index="0" draw:style-name="gr1" draw:text-style-name="P1" svg:width="24.33cm" svg:height="13.7cm" svg:x="0cm" svg:y="4.516cm">
            <draw:object draw:notify-on-update-of-ranges="'Vertex Graph'.A3:'Vertex Graph'.B3 'Vertex Graph'.A4:'Vertex Graph'.B9 'Vertex Graph'.C3:'Vertex Graph'.C3 'Vertex Graph'.C4:'Vertex Graph'.C9 'Vertex Graph'.D3:'Vertex Graph'.D3 'Vertex Graph'.D4:'Vertex Graph'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</table:table-row>
        <table:table-row table:style-name="ro1">
          <table:table-cell office:value-type="string" calcext:value-type="string">
            <text:p>200000 nodes added[Non Tx Graph , Neo4j doesn't have Non Tx Graph]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0 nodes added in one go (under transaction) after adding 30000 befor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66.387" calcext:value-type="float">
            <text:p>166.387</text:p>
          </table:table-cell>
        </table:table-row>
        <table:table-row table:style-name="ro1">
          <table:table-cell table:style-name="ce4" office:value-type="string" calcext:value-type="string">
            <text:p>1000 more nodes added <text:s/>[1 per transaction]after adding 30000 befo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.065" calcext:value-type="float">
            <text:p>50.065</text:p>
          </table:table-cell>
        </table:table-row>
        <table:table-row table:style-name="ro1">
          <table:table-cell office:value-type="string" calcext:value-type="string">
            <text:p>200000 nodes fet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54125 nodes added massive insertion [no transaction , Fresh data]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532" calcext:value-type="float">
            <text:p>1.532</text:p>
          </table:table-cell>
        </table:table-row>
        <table:table-row table:style-name="ro1">
          <table:table-cell table:style-name="ce2" office:value-type="string" calcext:value-type="string">
            <text:p>254125 nodes fetched [no transaction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3" calcext:value-type="float">
            <text:p>0.553</text:p>
          </table:table-cell>
        </table:table-row>
      </table:table>
      <table:table table:name="Edge Graph" table:style-name="ta1">
        <table:shapes>
          <draw:frame draw:z-index="0" draw:style-name="gr1" draw:text-style-name="P1" svg:width="20cm" svg:height="15cm" svg:x="0.055cm" svg:y="6.242cm">
            <draw:object draw:notify-on-update-of-ranges="'Edge Graph'.A4:'Edge Graph'.B4 'Edge Graph'.A5:'Edge Graph'.B9 'Edge Graph'.C4:'Edge Graph'.C4 'Edge Graph'.C5:'Edge Graph'.C9 'Edge Graph'.D4:'Edge Graph'.D4 'Edge Graph'.D5:'Edge Graph'.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/>
          <table:table-cell table:style-name="ce1" office:value-type="string" calcext:value-type="string">
            <text:p>OrientDB(seconds)</text:p>
          </table:table-cell>
          <table:table-cell table:style-name="ce1" office:value-type="string" calcext:value-type="string">
            <text:p>Neo4j(seconds)</text:p>
          </table:table-cell>
        </table:table-row>
        <table:table-row table:style-name="ro1">
          <table:table-cell office:value-type="string" calcext:value-type="string">
            <text:p>15000 edges added [No transaction, Neo4j doesn't have Non Tx Graph]</text:p>
          </table:table-cell>
          <table:table-cell/>
          <table:table-cell table:style-name="ce2" office:value-type="float" office:value="340.864" calcext:value-type="float">
            <text:p>34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0 more edges added in one go [Under Transaction]</text:p>
          </table:table-cell>
          <table:table-cell/>
          <table:table-cell table:style-name="ce2" office:value-type="float" office:value="46.567" calcext:value-type="float">
            <text:p>46.567</text:p>
          </table:table-cell>
          <table:table-cell table:style-name="ce2" office:value-type="float" office:value="18.701" calcext:value-type="float">
            <text:p>18.701</text:p>
          </table:table-cell>
        </table:table-row>
        <table:table-row table:style-name="ro1">
          <table:table-cell office:value-type="string" calcext:value-type="string">
            <text:p>2500 more edges added <text:s/>[1 per transaction]</text:p>
          </table:table-cell>
          <table:table-cell/>
          <table:table-cell table:style-name="ce2" office:value-type="float" office:value="118.357" calcext:value-type="float">
            <text:p>118.357</text:p>
          </table:table-cell>
          <table:table-cell table:style-name="ce2" office:value-type="float" office:value="22.758" calcext:value-type="float">
            <text:p>22.758</text:p>
          </table:table-cell>
        </table:table-row>
        <table:table-row table:style-name="ro1">
          <table:table-cell office:value-type="string" calcext:value-type="string">
            <text:p>9500 edges fet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9500 edges delet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.264" calcext:value-type="float">
            <text:p>1.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19:51.02217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08:59:09.920324112</meta:creation-date>
    <meta:generator>LibreOffice/4.2.7.2$Linux_X86_64 LibreOffice_project/420m0$Build-2</meta:generator>
    <dc:date>2015-06-18T12:02:47.341827954</dc:date>
    <meta:editing-duration>P4DT12H36M27S</meta:editing-duration>
    <meta:editing-cycles>397</meta:editing-cycles>
    <meta:document-statistic meta:table-count="3" meta:cell-count="26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1cm" svg:height="13.701cm" xlink:href=".." xlink:type="simple" chart:class="chart:bar" chart:style-name="ch1">
        <chart:legend chart:legend-position="end" svg:x="20.666cm" svg:y="6.302cm" style:legend-expansion="high" chart:style-name="ch2"/>
        <chart:plot-area chart:style-name="ch3" table:cell-range-address="'Vertex Graph'.A3:'Vertex Graph'.D9" chart:data-source-has-labels="both" svg:x="0.486cm" svg:y="0.274cm" svg:width="19.694cm" svg:height="13.153cm">
          <chartooo:coordinate-region svg:x="1.293cm" svg:y="0.473cm" svg:width="18.887cm" svg:height="8.734cm"/>
          <chart:axis chart:dimension="x" chart:name="primary-x" chart:style-name="ch4" chartooo:axis-type="auto">
            <chartooo:date-scale/>
            <chart:categories table:cell-range-address="'Vertex Graph'.A4:'Vertex Graph'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tex Graph'.C4:'Vertex Graph'.C9" chart:label-cell-address="'Vertex Graph'.C3:'Vertex Graph'.C3" chart:class="chart:bar">
            <chart:data-point chart:repeated="6"/>
          </chart:series>
          <chart:series chart:style-name="ch8" chart:values-cell-range-address="'Vertex Graph'.D4:'Vertex Graph'.D9" chart:label-cell-address="'Vertex Graph'.D3:'Vertex Graph'.D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DB(seconds)</text:p>
                <draw:g>
                  <svg:desc>'Vertex Graph'.C3:'Vertex Graph'.C3</svg:desc>
                </draw:g>
              </table:table-cell>
              <table:table-cell office:value-type="string">
                <text:p>Neo4j(seconds)</text:p>
                <draw:g>
                  <svg:desc>'Vertex Graph'.D3:'Vertex Graph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000 nodes added[Non Tx Graph , Neo4j doesn't have Non Tx Graph]</text:p>
                <text:list>
                  <text:list-item>
                    <text:p>200000 nodes added[Non Tx Graph , Neo4j doesn't have Non Tx Graph]</text:p>
                  </text:list-item>
                  <text:list-item>
                    <text:p/>
                  </text:list-item>
                </text:list>
                <draw:g>
                  <svg:desc>'Vertex Graph'.A4:'Vertex Graph'.B9</svg:desc>
                </draw:g>
              </table:table-cell>
              <table:table-cell office:value-type="float" office:value="30">
                <text:p>30</text:p>
                <draw:g>
                  <svg:desc>'Vertex Graph'.C4:'Vertex Graph'.C9</svg:desc>
                </draw:g>
              </table:table-cell>
              <table:table-cell office:value-type="float" office:value="0">
                <text:p>0</text:p>
                <draw:g>
                  <svg:desc>'Vertex Graph'.D4:'Vertex Graph'.D9</svg:desc>
                </draw:g>
              </table:table-cell>
            </table:table-row>
            <table:table-row>
              <table:table-cell office:value-type="string">
                <text:p>30000 nodes added in one go (under transaction) after adding 30000 before</text:p>
                <text:list>
                  <text:list-item>
                    <text:p>30000 nodes added in one go (under transaction) after adding 30000 befor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66.387">
                <text:p>166.387</text:p>
              </table:table-cell>
            </table:table-row>
            <table:table-row>
              <table:table-cell office:value-type="string">
                <text:p>1000 more nodes added  [1 per transaction]after adding 30000 before</text:p>
                <text:list>
                  <text:list-item>
                    <text:p>1000 more nodes added  [1 per transaction]after adding 30000 befor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0.065">
                <text:p>50.065</text:p>
              </table:table-cell>
            </table:table-row>
            <table:table-row>
              <table:table-cell office:value-type="string">
                <text:p>200000 nodes fetched</text:p>
                <text:list>
                  <text:list-item>
                    <text:p>200000 nodes fetch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54125 nodes added massive insertion [no transaction , Fresh data]</text:p>
                <text:list>
                  <text:list-item>
                    <text:p>254125 nodes added massive insertion [no transaction , Fresh data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string">
                <text:p>254125 nodes fetched [no transaction]</text:p>
                <text:list>
                  <text:list-item>
                    <text:p>254125 nodes fetched [no transaction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553">
                <text:p>0.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bar" chart:style-name="ch1">
        <chart:legend chart:legend-position="end" svg:x="16.336cm" svg:y="6.952cm" style:legend-expansion="high" chart:style-name="ch2"/>
        <chart:plot-area chart:style-name="ch3" table:cell-range-address="'Edge Graph'.A4:'Edge Graph'.D9" chart:data-source-has-labels="both" svg:x="0.4cm" svg:y="0.3cm" svg:width="15.536cm" svg:height="14.401cm">
          <chartooo:coordinate-region svg:x="1.207cm" svg:y="0.499cm" svg:width="14.729cm" svg:height="10.776cm"/>
          <chart:axis chart:dimension="x" chart:name="primary-x" chart:style-name="ch4" chartooo:axis-type="auto">
            <chartooo:date-scale/>
            <chart:categories table:cell-range-address="'Edge Graph'.A5:'Edge Graph'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ge Graph'.C5:'Edge Graph'.C9" chart:label-cell-address="'Edge Graph'.C4:'Edge Graph'.C4" chart:class="chart:bar">
            <chart:data-point chart:repeated="5"/>
          </chart:series>
          <chart:series chart:style-name="ch8" chart:values-cell-range-address="'Edge Graph'.D5:'Edge Graph'.D9" chart:label-cell-address="'Edge Graph'.D4:'Edge Graph'.D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DB(seconds)</text:p>
                <draw:g>
                  <svg:desc>'Edge Graph'.C4:'Edge Graph'.C4</svg:desc>
                </draw:g>
              </table:table-cell>
              <table:table-cell office:value-type="string">
                <text:p>Neo4j(seconds)</text:p>
                <draw:g>
                  <svg:desc>'Edge Graph'.D4:'Edge Graph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00 edges added [No transaction, Neo4j doesn't have Non Tx Graph]</text:p>
                <text:list>
                  <text:list-item>
                    <text:p>15000 edges added [No transaction, Neo4j doesn't have Non Tx Graph]</text:p>
                  </text:list-item>
                  <text:list-item>
                    <text:p/>
                  </text:list-item>
                </text:list>
                <draw:g>
                  <svg:desc>'Edge Graph'.A5:'Edge Graph'.B9</svg:desc>
                </draw:g>
              </table:table-cell>
              <table:table-cell office:value-type="float" office:value="340.864">
                <text:p>340.864</text:p>
                <draw:g>
                  <svg:desc>'Edge Graph'.C5:'Edge Graph'.C9</svg:desc>
                </draw:g>
              </table:table-cell>
              <table:table-cell office:value-type="float" office:value="0">
                <text:p>0</text:p>
                <draw:g>
                  <svg:desc>'Edge Graph'.D5:'Edge Graph'.D9</svg:desc>
                </draw:g>
              </table:table-cell>
            </table:table-row>
            <table:table-row>
              <table:table-cell office:value-type="string">
                <text:p>2500 more edges added in one go [Under Transaction]</text:p>
                <text:list>
                  <text:list-item>
                    <text:p>2500 more edges added in one go [Under Transaction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6.567">
                <text:p>46.567</text:p>
              </table:table-cell>
              <table:table-cell office:value-type="float" office:value="18.701">
                <text:p>18.701</text:p>
              </table:table-cell>
            </table:table-row>
            <table:table-row>
              <table:table-cell office:value-type="string">
                <text:p>2500 more edges added  [1 per transaction]</text:p>
                <text:list>
                  <text:list-item>
                    <text:p>2500 more edges added  [1 per transaction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18.357">
                <text:p>118.357</text:p>
              </table:table-cell>
              <table:table-cell office:value-type="float" office:value="22.758">
                <text:p>22.758</text:p>
              </table:table-cell>
            </table:table-row>
            <table:table-row>
              <table:table-cell office:value-type="string">
                <text:p>9500 edges fetched</text:p>
                <text:list>
                  <text:list-item>
                    <text:p>9500 edges fetch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9500 edges deleted</text:p>
                <text:list>
                  <text:list-item>
                    <text:p>9500 edges delet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.264">
                <text:p>1.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